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030" officeooo:paragraph-rsid="0011e030"/>
    </style:style>
    <style:style style:name="P2" style:family="paragraph" style:parent-style-name="Standard">
      <style:paragraph-properties fo:text-align="start" style:justify-single-word="false"/>
      <style:text-properties officeooo:rsid="0011e030" officeooo:paragraph-rsid="0011e030"/>
    </style:style>
    <style:style style:name="P3" style:family="paragraph" style:parent-style-name="Standard">
      <style:paragraph-properties fo:text-align="start" style:justify-single-word="false"/>
      <style:text-properties officeooo:rsid="0011e030" officeooo:paragraph-rsid="00175f4d"/>
    </style:style>
    <style:style style:name="P4" style:family="paragraph" style:parent-style-name="Standard">
      <style:paragraph-properties fo:text-align="start" style:justify-single-word="false"/>
      <style:text-properties officeooo:rsid="001320d5" officeooo:paragraph-rsid="001320d5"/>
    </style:style>
    <style:style style:name="P5" style:family="paragraph" style:parent-style-name="Standard">
      <style:paragraph-properties fo:text-align="start" style:justify-single-word="false"/>
      <style:text-properties officeooo:rsid="001320d5" officeooo:paragraph-rsid="00175f4d"/>
    </style:style>
    <style:style style:name="P6" style:family="paragraph" style:parent-style-name="Standard">
      <style:paragraph-properties fo:text-align="start" style:justify-single-word="false"/>
      <style:text-properties officeooo:rsid="001320d5" officeooo:paragraph-rsid="0016b009"/>
    </style:style>
    <style:style style:name="P7" style:family="paragraph" style:parent-style-name="Standard">
      <style:paragraph-properties fo:text-align="start" style:justify-single-word="false"/>
      <style:text-properties officeooo:rsid="00135b35" officeooo:paragraph-rsid="00135b35"/>
    </style:style>
    <style:style style:name="P8" style:family="paragraph" style:parent-style-name="Standard">
      <style:paragraph-properties fo:text-align="start" style:justify-single-word="false"/>
      <style:text-properties officeooo:rsid="00135b35" officeooo:paragraph-rsid="00175f4d"/>
    </style:style>
    <style:style style:name="P9" style:family="paragraph" style:parent-style-name="Standard">
      <style:paragraph-properties fo:text-align="start" style:justify-single-word="false"/>
      <style:text-properties officeooo:rsid="0016b009" officeooo:paragraph-rsid="0016b009"/>
    </style:style>
    <style:style style:name="P10" style:family="paragraph" style:parent-style-name="Standard">
      <style:paragraph-properties fo:text-align="start" style:justify-single-word="false"/>
      <style:text-properties officeooo:rsid="00175f4d" officeooo:paragraph-rsid="00175f4d"/>
    </style:style>
    <style:style style:name="P11" style:family="paragraph" style:parent-style-name="Standard">
      <style:paragraph-properties fo:text-align="start" style:justify-single-word="false"/>
      <style:text-properties officeooo:rsid="0011e030" officeooo:paragraph-rsid="0011e030"/>
    </style:style>
    <style:style style:name="P12" style:family="paragraph" style:parent-style-name="Standard">
      <style:paragraph-properties fo:text-align="start" style:justify-single-word="false"/>
      <style:text-properties officeooo:rsid="0011e030" officeooo:paragraph-rsid="00185bd6"/>
    </style:style>
    <style:style style:name="P13" style:family="paragraph" style:parent-style-name="Standard">
      <style:paragraph-properties fo:text-align="start" style:justify-single-word="false"/>
      <style:text-properties officeooo:rsid="00185bd6" officeooo:paragraph-rsid="00185bd6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85bd6" officeooo:paragraph-rsid="00185bd6" style:font-size-asian="14pt" style:font-weight-asian="bold" style:font-size-complex="14pt" style:font-weight-complex="bold"/>
    </style:style>
    <style:style style:name="T1" style:family="text">
      <style:text-properties officeooo:rsid="001320d5"/>
    </style:style>
    <style:style style:name="T2" style:family="text">
      <style:text-properties officeooo:rsid="00135b35"/>
    </style:style>
    <style:style style:name="T3" style:family="text">
      <style:text-properties officeooo:rsid="0014cb94"/>
    </style:style>
    <style:style style:name="T4" style:family="text">
      <style:text-properties officeooo:rsid="00175f4d"/>
    </style:style>
    <style:style style:name="T5" style:family="text">
      <style:text-properties officeooo:rsid="00185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4">Number Converstion</text:p>
      <text:p text:style-name="P13">Tai V. Translator</text:p>
      <text:p text:style-name="P13">CSCI 1470</text:p>
      <text:p text:style-name="P12">Pseudocod<text:span text:style-name="T5">e</text:span></text:p>
      <text:p text:style-name="P1"/>
      <text:p text:style-name="P2">input() Decimal number from user </text:p>
      <text:p text:style-name="P4"><text:span text:style-name="T2">set </text:span>variable dec0 = first digit</text:p>
      <text:p text:style-name="P4"><text:span text:style-name="T2">set </text:span>variable dec1 = second digit</text:p>
      <text:p text:style-name="P4"><text:span text:style-name="T2">set </text:span>variable dec2 = third digit</text:p>
      <text:p text:style-name="P4"/>
      <text:p text:style-name="P2">input() Binary number from user</text:p>
      <text:p text:style-name="P7">set variable bin0 = first digit</text:p>
      <text:p text:style-name="P7">set variable bin1 = second digit</text:p>
      <text:p text:style-name="P7">set variable bin2 = third digit</text:p>
      <text:p text:style-name="P7"/>
      <text:p text:style-name="P3">input() <text:span text:style-name="T4">Hexadecimal</text:span> number from user </text:p>
      <text:p text:style-name="P5"><text:span text:style-name="T2">set </text:span>variable <text:span text:style-name="T4">hex0</text:span> = first digit</text:p>
      <text:p text:style-name="P5"><text:span text:style-name="T2">set </text:span>variable <text:span text:style-name="T4">hex</text:span>1 = second digit</text:p>
      <text:p text:style-name="P5"><text:span text:style-name="T2">set </text:span>variable <text:span text:style-name="T4">hex</text:span>2 = third digit</text:p>
      <text:p text:style-name="P5"/>
      <text:p text:style-name="P3">input() <text:span text:style-name="T4">Octal</text:span> number from user</text:p>
      <text:p text:style-name="P8">set variable <text:span text:style-name="T4">oct</text:span>0 = first digit</text:p>
      <text:p text:style-name="P8">set variable <text:span text:style-name="T4">oct</text:span>1 = second digit</text:p>
      <text:p text:style-name="P8">set variable <text:span text:style-name="T4">oct</text:span>2 = third digit</text:p>
      <text:p text:style-name="P7"/>
      <text:p text:style-name="P2">converts all input into Decimal number <text:span text:style-name="T3">for easy calculations</text:span></text:p>
      <text:p text:style-name="P2"/>
      <text:p text:style-name="P2">create <text:span text:style-name="T1">a function() </text:span>adding operations</text:p>
      <text:p text:style-name="P2">create <text:span text:style-name="T1">a function() </text:span>subtracting operations</text:p>
      <text:p text:style-name="P2">create <text:span text:style-name="T1">a function() </text:span>multiplying operations</text:p>
      <text:p text:style-name="P2">create <text:span text:style-name="T1">a function() </text:span>dividing operations</text:p>
      <text:p text:style-name="P2"/>
      <text:p text:style-name="P9">converts result back to appropriate Base number</text:p>
      <text:p text:style-name="P10"/>
      <text:p text:style-name="P10">SOMEHOW compile all code into micro-controller with LED and 7-segment display connected. Micro-controller will show the result in Decimal, Binary, Hexadecimal, Octal forms.</text:p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5:21:47.443934110</meta:creation-date>
    <dc:date>2019-04-09T22:01:54.487409650</dc:date>
    <meta:editing-duration>PT45M17S</meta:editing-duration>
    <meta:editing-cycles>5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27" meta:word-count="159" meta:character-count="1000" meta:non-whitespace-character-count="866"/>
  </office:meta>
</office:document-meta>
</file>